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" svg:font-family="" style:font-family-generic="roman"/>
    <style:font-face style:name="JetBrains Mono" svg:font-family="'JetBrains Mono'" style:font-family-generic="modern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3pt" fo:font-weight="bold" officeooo:rsid="0014f3ae" officeooo:paragraph-rsid="0001c18e" style:font-size-asian="13pt" style:font-weight-asian="bold" style:font-size-complex="13pt" style:font-weight-complex="bold"/>
    </style:style>
    <style:style style:name="P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style:font-name="Times New Roman" fo:font-size="13pt" fo:font-weight="bold" officeooo:rsid="0014f3ae" officeooo:paragraph-rsid="0001c18e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Times New Roman" fo:font-size="13pt" fo:font-weight="bold" officeooo:rsid="0014f3ae" officeooo:paragraph-rsid="00053e9d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Times New Roman" fo:font-size="13pt" fo:font-weight="bold" officeooo:rsid="00029f8e" officeooo:paragraph-rsid="00029f8e" style:font-size-asian="13pt" style:font-weight-asian="bold" style:font-size-complex="13pt" style:font-weight-complex="bold"/>
    </style:style>
    <style:style style:name="P5" style:family="paragraph" style:parent-style-name="Standard">
      <style:text-properties style:font-name="Times New Roman" fo:font-size="13pt" fo:font-weight="bold" officeooo:rsid="00053e9d" officeooo:paragraph-rsid="00053e9d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Times New Roman" fo:font-size="13pt" officeooo:rsid="0014f3ae" officeooo:paragraph-rsid="0001c18e" style:font-size-asian="13pt" style:font-size-complex="13pt"/>
    </style:style>
    <style:style style:name="P7" style:family="paragraph" style:parent-style-name="Standard">
      <style:text-properties style:font-name="Times New Roman" fo:font-size="13pt" fo:font-weight="normal" officeooo:rsid="0014f3ae" officeooo:paragraph-rsid="0001c18e" style:font-size-asian="13pt" style:font-weight-asian="normal" style:font-size-complex="13pt" style:font-weight-complex="normal"/>
    </style:style>
    <style:style style:name="P8" style:family="paragraph" style:parent-style-name="Standard">
      <style:text-properties officeooo:paragraph-rsid="0001c18e"/>
    </style:style>
    <style:style style:name="P9" style:family="paragraph" style:parent-style-name="Standard">
      <style:paragraph-properties>
        <style:tab-stops>
          <style:tab-stop style:position="0.609cm"/>
        </style:tab-stops>
      </style:paragraph-properties>
      <style:text-properties officeooo:paragraph-rsid="0001c18e"/>
    </style:style>
    <style:style style:name="P10" style:family="paragraph" style:parent-style-name="Standard">
      <style:text-properties fo:color="#000000" loext:opacity="100%" style:font-name="Times New Roman" fo:font-size="13pt" fo:font-style="normal" fo:font-weight="bold" officeooo:rsid="0014f3ae" officeooo:paragraph-rsid="0001c18e" fo:background-color="transparent" style:font-size-asian="13pt" style:font-style-asian="normal" style:font-weight-asian="bold" style:font-size-complex="13pt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P13" style:family="paragraph">
      <style:paragraph-properties fo:text-align="center"/>
      <style:text-properties fo:font-size="12pt"/>
    </style:style>
    <style:style style:name="P14" style:family="paragraph">
      <style:paragraph-properties fo:text-align="center" style:text-autospace="none"/>
      <style:text-properties fo:color="#000000" loext:opacity="100%" style:font-name="F" fo:font-size="12pt"/>
    </style:style>
    <style:style style:name="P15" style:family="paragraph">
      <style:paragraph-properties fo:text-align="center" style:text-autospace="none"/>
      <style:text-properties fo:color="#000000" loext:opacity="100%" style:font-name="F" fo:font-size="12pt" style:font-name-asian="JetBrains Mono" style:font-size-asian="10pt" style:font-name-complex="JetBrains Mono" style:font-size-complex="10pt"/>
    </style:style>
    <style:style style:name="P16" style:family="paragraph">
      <style:paragraph-properties fo:text-align="center"/>
      <style:text-properties style:font-name="F" fo:font-size="12pt"/>
    </style:style>
    <style:style style:name="P17" style:family="paragraph">
      <style:paragraph-properties fo:text-align="center"/>
      <style:text-properties style:font-name="F" fo:font-size="12pt" style:font-size-asian="10pt" style:font-size-complex="10pt"/>
    </style:style>
    <style:style style:name="P18" style:family="paragraph">
      <style:text-properties style:font-name="F" fo:font-size="12pt"/>
    </style:style>
    <style:style style:name="P19" style:family="paragraph">
      <style:paragraph-properties style:text-autospace="none"/>
      <style:text-properties fo:color="#111111" loext:opacity="100%" style:font-name="F" fo:font-size="12pt"/>
    </style:style>
    <style:style style:name="P20" style:family="paragraph">
      <style:paragraph-properties fo:text-align="center" style:text-autospace="none"/>
      <style:text-properties fo:color="#111111" loext:opacity="100%" style:font-name="F" fo:font-size="12pt" style:font-size-asian="9pt" style:font-size-complex="9pt"/>
    </style:style>
    <style:style style:name="P21" style:family="paragraph">
      <style:paragraph-properties style:text-autospace="none"/>
      <style:text-properties fo:color="#8888c6" loext:opacity="100%" style:font-name="JetBrains Mono" fo:font-size="9pt" style:font-name-asian="JetBrains Mono" style:font-size-asian="9pt" style:font-name-complex="JetBrains Mono" style:font-size-complex="9pt"/>
    </style:style>
    <style:style style:name="P22" style:family="paragraph">
      <style:paragraph-properties fo:text-align="center"/>
      <style:text-properties fo:font-size="9pt" style:font-size-asian="9pt" style:font-size-complex="9pt"/>
    </style:style>
    <style:style style:name="P23" style:family="paragraph">
      <style:text-properties fo:font-size="9pt" style:font-size-asian="9pt" style:font-size-complex="9pt"/>
    </style:style>
    <style:style style:name="P24" style:family="paragraph">
      <style:text-properties fo:font-size="10pt" style:font-size-asian="10pt" style:font-size-complex="10pt"/>
    </style:style>
    <style:style style:name="P25" style:family="paragraph">
      <style:paragraph-properties style:text-autospace="none"/>
      <style:text-properties fo:color="#a9b7c6" loext:opacity="100%" style:font-name="JetBrains Mono" fo:font-size="10pt" style:font-name-asian="JetBrains Mono" style:font-size-asian="10pt" style:font-name-complex="JetBrains Mono" style:font-size-complex="10pt"/>
    </style:style>
    <style:style style:name="P26" style:family="paragraph">
      <style:paragraph-properties fo:text-align="center" style:text-autospace="none"/>
      <style:text-properties fo:color="#a9b7c6" loext:opacity="100%" style:font-name="JetBrains Mono" fo:font-size="10pt" style:font-name-asian="JetBrains Mono" style:font-size-asian="10pt" style:font-name-complex="JetBrains Mono" style:font-size-complex="10pt"/>
    </style:style>
    <style:style style:name="P27" style:family="paragraph">
      <style:paragraph-properties style:text-autospace="none"/>
      <style:text-properties fo:color="#111111" loext:opacity="100%" style:font-name="JetBrains Mono" fo:font-size="10pt" style:font-name-asian="JetBrains Mono" style:font-size-asian="10pt" style:font-name-complex="JetBrains Mono" style:font-size-complex="10pt"/>
    </style:style>
    <style:style style:name="P28" style:family="paragraph">
      <style:paragraph-properties fo:text-align="center" style:text-autospace="none"/>
      <style:text-properties fo:color="#111111" loext:opacity="100%" style:font-name="JetBrains Mono" fo:font-size="10pt" style:font-name-asian="JetBrains Mono" style:font-size-asian="10pt" style:font-name-complex="JetBrains Mono" style:font-size-complex="10pt"/>
    </style:style>
    <style:style style:name="P29" style:family="paragraph">
      <style:paragraph-properties fo:text-align="center" style:text-autospace="none"/>
      <style:text-properties fo:color="#000000" loext:opacity="100%" style:font-name="F" fo:font-size="9pt" style:font-size-asian="9pt" style:font-size-complex="9pt"/>
    </style:style>
    <style:style style:name="T1" style:family="text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T2" style:family="text">
      <style:text-properties style:font-name="Times New Roman" fo:font-size="13pt" fo:font-weight="bold" officeooo:rsid="0014f3ae" style:font-size-asian="13pt" style:font-weight-asian="bold" style:font-size-complex="13pt" style:font-weight-complex="bold"/>
    </style:style>
    <style:style style:name="T3" style:family="text">
      <style:text-properties style:font-name="Times New Roman" fo:font-size="13pt" style:font-size-asian="13pt" style:font-size-complex="13pt"/>
    </style:style>
    <style:style style:name="T4" style:family="text">
      <style:text-properties style:font-name="Times New Roman" fo:font-size="13pt" officeooo:rsid="0014f3ae" style:font-size-asian="13pt" style:font-size-complex="13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aee77"/>
    </style:style>
    <style:style style:name="T7" style:family="text">
      <style:text-properties officeooo:rsid="001672d5"/>
    </style:style>
    <style:style style:name="T8" style:family="text">
      <style:text-properties officeooo:rsid="0001c18e"/>
    </style:style>
    <style:style style:name="T9" style:family="text">
      <style:text-properties fo:color="#808080" loext:opacity="100%" style:font-name="JetBrains Mono1" fo:font-size="10pt" fo:font-style="normal" fo:font-weight="normal" style:font-size-asian="10pt" style:font-style-asian="normal" style:font-weight-asian="normal"/>
    </style:style>
    <style:style style:name="T10" style:family="text">
      <style:text-properties fo:color="#a9b7c6" loext:opacity="100%" style:font-name="JetBrains Mono1" fo:font-size="10pt" fo:font-style="normal" fo:font-weight="normal" style:font-size-asian="10pt" style:font-style-asian="normal" style:font-weight-asian="normal"/>
    </style:style>
    <style:style style:name="T11" style:family="text">
      <style:text-properties fo:color="#8888c6" loext:opacity="100%" style:font-name="JetBrains Mono1" fo:font-size="10pt" fo:font-style="normal" fo:font-weight="normal" style:font-size-asian="10pt" style:font-style-asian="normal" style:font-weight-asian="normal"/>
    </style:style>
    <style:style style:name="T12" style:family="text">
      <style:text-properties fo:color="#6a8759" loext:opacity="100%" style:font-name="JetBrains Mono1" fo:font-size="10pt" fo:font-style="normal" fo:font-weight="normal" style:font-size-asian="10pt" style:font-style-asian="normal" style:font-weight-asian="normal"/>
    </style:style>
    <style:style style:name="T13" style:family="text">
      <style:text-properties fo:color="#cc7832" loext:opacity="100%" style:font-name="JetBrains Mono1" fo:font-size="10pt" fo:font-style="normal" fo:font-weight="normal" style:font-size-asian="10pt" style:font-style-asian="normal" style:font-weight-asian="normal"/>
    </style:style>
    <style:style style:name="T14" style:family="text">
      <style:text-properties fo:color="#6897bb" loext:opacity="100%" style:font-name="JetBrains Mono1" fo:font-size="10pt" fo:font-style="normal" fo:font-weight="normal" style:font-size-asian="10pt" style:font-style-asian="normal" style:font-weight-asian="normal"/>
    </style:style>
    <style:style style:name="T15" style:family="text">
      <style:text-properties fo:color="#000000" loext:opacity="100%" style:font-name="Times New Roman" fo:font-size="13pt" fo:font-style="normal" fo:font-weight="bold" officeooo:rsid="001672d5" fo:background-color="transparent" loext:char-shading-value="0" style:font-size-asian="13pt" style:font-style-asian="normal" style:font-weight-asian="bold" style:font-size-complex="13pt" style:font-weight-complex="bold"/>
    </style:style>
    <style:style style:name="T16" style:family="text">
      <style:text-properties fo:color="#000000" loext:opacity="100%" style:font-name="Times New Roman" fo:font-size="13pt" fo:font-style="normal" fo:font-weight="normal" officeooo:rsid="001672d5" fo:background-color="transparent" loext:char-shading-value="0" style:font-size-asian="13pt" style:font-style-asian="normal" style:font-weight-asian="normal" style:font-size-complex="13pt"/>
    </style:style>
    <style:style style:name="T17" style:family="text">
      <style:text-properties officeooo:rsid="000a5368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color="#000000" loext:opacity="100%" style:font-name="JetBrains Mono" fo:font-size="10pt" style:font-name-asian="JetBrains Mono" style:font-size-asian="10pt" style:font-name-complex="JetBrains Mono" style:font-size-complex="10pt"/>
    </style:style>
    <style:style style:name="T20" style:family="text">
      <style:text-properties fo:color="#111111" loext:opacity="100%" style:font-name="JetBrains Mono" fo:font-size="10pt" style:font-name-asian="JetBrains Mono" style:font-size-asian="10pt" style:font-name-complex="JetBrains Mono" style:font-size-complex="10pt"/>
    </style:style>
    <style:style style:name="T21" style:family="text">
      <style:text-properties fo:color="#111111" loext:opacity="100%" style:font-name="JetBrains Mono" fo:font-size="9pt" style:font-name-asian="JetBrains Mono" style:font-size-asian="9pt" style:font-name-complex="JetBrains Mono" style:font-size-complex="9pt"/>
    </style:style>
    <style:style style:name="T22" style:family="text">
      <style:text-properties fo:font-size="9pt" style:font-size-asian="9pt" style:font-size-complex="9pt"/>
    </style:style>
    <style:style style:name="T23" style:family="text">
      <style:text-properties fo:color="#000000" loext:opacity="100%" style:font-name="JetBrains Mono" fo:font-size="9pt" style:font-name-asian="JetBrains Mono" style:font-size-asian="9pt" style:font-name-complex="JetBrains Mono" style:font-size-complex="9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526cm" fo:min-width="1.41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579cm" fo:min-width="1.57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587cm" fo:min-width="1.5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596cm" fo:min-width="2.30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0.861cm" fo:min-width="2.44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0.586cm" fo:min-width="1.7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0.628cm" fo:min-width="2.38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0.677cm" fo:min-width="1.63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0.564cm" fo:min-width="1.48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0.603cm" fo:min-width="1.60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0.386cm" fo:min-width="1.64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0.579cm" fo:min-width="3.30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0.579cm" fo:min-width="5.0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textarea-horizontal-align="justify" draw:textarea-vertical-align="middle" draw:auto-grow-height="false" fo:min-height="0.427cm" fo:min-width="1.48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draw:textarea-horizontal-align="justify" draw:textarea-vertical-align="middle" draw:auto-grow-height="false" fo:min-height="0.579cm" fo:min-width="2.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7" style:family="graphic">
      <style:graphic-properties draw:textarea-horizontal-align="justify" draw:textarea-vertical-align="middle" draw:auto-grow-height="false" fo:min-height="0.395cm" fo:min-width="1.91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8" style:family="graphic">
      <style:graphic-properties draw:textarea-horizontal-align="justify" draw:textarea-vertical-align="middle" draw:auto-grow-height="false" fo:min-height="0.753cm" fo:min-width="2.3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9" style:family="graphic">
      <style:graphic-properties draw:textarea-horizontal-align="justify" draw:textarea-vertical-align="middle" draw:auto-grow-height="false" fo:min-height="0.753cm" fo:min-width="2.58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Практическое занятие № <text:span text:style-name="T8">4</text:span> </text:p>
      <text:p text:style-name="P8"><text:span text:style-name="T2">Тема:</text:span><text:span text:style-name="T4"> составление программ циклической структуры в IDE PyCharm Community.</text:span></text:p>
      <text:p text:style-name="P9"><text:span text:style-name="T1">Цел</text:span><text:span text:style-name="T2">ь</text:span><text:span text:style-name="T1">:</text:span><text:span text:style-name="T3"> </text:span>закрепить усвоенные знания, понятия, алгоритмы, основные принципы составления программ, приобрести навыки составление программ циклической структуры в IDE PyCharm Community.</text:p>
      <text:p text:style-name="P1"><text:span text:style-name="T6">Постановка</text:span> задачи:</text:p>
      <text:p text:style-name="P6">1. Дано вещественное число X и целое число N (&gt; 0). Найти значение выражения 1 + X + X 2 /(2!) + ... + XN /(N!) (N! = 12 ...N). Полученное число является приближенным значением функции exp в точке X.</text:p>
      <text:p text:style-name="P6">2. Даны целые положительные числа A и B (A &lt; B). Вывести все целые числа от A до B включительно; при этом каждое число должно выводиться столько раз, каково его значение (например, число 3 выводится 3 раза). </text:p>
      <text:p text:style-name="P6"><text:span text:style-name="T5">Тип алгоритма:</text:span> <text:span text:style-name="T7">с ветвлениями</text:span>.</text:p>
      <text:p text:style-name="P1">Блок-схема алгоритма:</text:p>
      <text:p text:style-name="P4"><draw:custom-shape text:anchor-type="paragraph" draw:z-index="0" draw:name="Фигура 1" draw:style-name="gr2" draw:text-style-name="P12" svg:width="1.47cm" svg:height="0.583cm" svg:x="6.987cm" svg:y="0.418cm"><text:p text:style-name="P12"><text:span text:style-name="T18">Начало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1.</text:p>
      <text:p text:style-name="P1"><draw:line text:anchor-type="paragraph" draw:z-index="5" draw:name="Линия 1" draw:style-name="gr1" draw:text-style-name="P11" svg:x1="7.664cm" svg:y1="0.473cm" svg:x2="7.682cm" svg:y2="0.702cm"><text:p/></draw:line></text:p>
      <text:p text:style-name="P1"><draw:custom-shape text:anchor-type="paragraph" draw:z-index="1" draw:name="Фигура 2" draw:style-name="gr12" draw:text-style-name="P24" svg:width="2.613cm" svg:height="0.613cm" svg:x="6.308cm" svg:y="0.175cm"><text:p text:style-name="P24"><text:span text:style-name="T18">Ввод чисел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1"><draw:line text:anchor-type="paragraph" draw:z-index="6" draw:name="Линия 2" draw:style-name="gr1" draw:text-style-name="P11" svg:x1="7.615cm" svg:y1="0.259cm" svg:x2="7.631cm" svg:y2="0.541cm"><text:p/></draw:line></text:p>
      <text:p text:style-name="P1"><draw:custom-shape text:anchor-type="paragraph" draw:z-index="2" draw:name="Фигура 3" draw:style-name="gr11" draw:text-style-name="P23" svg:width="3.208cm" svg:height="1.207cm" svg:x="6.029cm" svg:y="0.014cm"><text:p text:style-name="P23"><text:span text:style-name="T22">Обработка </text:span></text:p><text:p text:style-name="P23"><text:span text:style-name="T22">исключений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"><draw:line text:anchor-type="paragraph" draw:z-index="13" draw:name="Линия 8" draw:style-name="gr1" draw:text-style-name="P11" svg:x1="5.283cm" svg:y1="0.113cm" svg:x2="5.267cm" svg:y2="1.967cm"><text:p/></draw:line><draw:line text:anchor-type="paragraph" draw:z-index="14" draw:name="Линия 9" draw:style-name="gr1" draw:text-style-name="P11" svg:x1="5.267cm" svg:y1="0.113cm" svg:x2="6.029cm" svg:y2="0.099cm"><text:p/></draw:line></text:p>
      <text:p text:style-name="P1"><draw:line text:anchor-type="paragraph" draw:z-index="8" draw:name="Линия 4" draw:style-name="gr1" draw:text-style-name="P11" svg:x1="7.633cm" svg:y1="0.166cm" svg:x2="7.615cm" svg:y2="0.776cm"><text:p/></draw:line></text:p>
      <text:p text:style-name="P1"><draw:custom-shape text:anchor-type="paragraph" draw:z-index="9" draw:name="Фигура 6" draw:style-name="gr8" draw:text-style-name="P12" svg:width="2.382cm" svg:height="0.629cm" svg:x="6.408cm" svg:y="0.249cm"><text:p text:style-name="P12"><text:span text:style-name="T18">Условия верны</text:span></text:p><draw:enhanced-geometry svg:viewBox="0 0 21600 21600" draw:type="rectangle" draw:enhanced-path="M 0 0 L 21600 0 21600 21600 0 21600 0 0 Z N"/></draw:custom-shape><draw:line text:anchor-type="paragraph" draw:z-index="7" draw:name="Линия 3" draw:style-name="gr1" draw:text-style-name="P11" svg:x1="8.789cm" svg:y1="0.497cm" svg:x2="9.368cm" svg:y2="0.497cm"><text:p/></draw:line><draw:line text:anchor-type="paragraph" draw:z-index="10" draw:name="Линия 5" draw:style-name="gr1" draw:text-style-name="P11" svg:x1="9.368cm" svg:y1="1.024cm" svg:x2="9.368cm" svg:y2="0.497cm"><text:p/></draw:line><draw:line text:anchor-type="paragraph" draw:z-index="11" draw:name="Линия 6" draw:style-name="gr1" draw:text-style-name="P11" svg:x1="5.83cm" svg:y1="0.515cm" svg:x2="6.409cm" svg:y2="0.515cm"><text:p/></draw:line><draw:line text:anchor-type="paragraph" draw:z-index="12" draw:name="Линия 7" draw:style-name="gr1" draw:text-style-name="P11" svg:x1="5.83cm" svg:y1="0.912cm" svg:x2="5.83cm" svg:y2="0.515cm"><text:p/></draw:line></text:p>
      <text:p text:style-name="P1"><draw:custom-shape text:anchor-type="paragraph" draw:z-index="4" draw:name="Фигура 5" draw:style-name="gr9" draw:text-style-name="P21" svg:width="1.638cm" svg:height="0.678cm" svg:x="4.473cm" svg:y="0.385cm"><text:p text:style-name="P21"><text:span text:style-name="T21">ValueError</text:span></text:p><draw:enhanced-geometry svg:viewBox="0 0 21600 21600" draw:type="rectangle" draw:enhanced-path="M 0 0 L 21600 0 21600 21600 0 21600 0 0 Z N"/></draw:custom-shape><draw:custom-shape text:anchor-type="paragraph" draw:z-index="3" draw:name="Фигура 4" draw:style-name="gr10" draw:text-style-name="P23" svg:width="2.962cm" svg:height="1.126cm" svg:x="7.895cm" svg:y="0.499cm"><text:p text:style-name="P22"><text:span text:style-name="T22">Проверка </text:span></text:p><text:p text:style-name="P22"><text:span text:style-name="T22">N&gt;0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"><draw:line text:anchor-type="paragraph" draw:z-index="24" draw:name="Вертикальная линия 6" draw:style-name="gr1" draw:text-style-name="P11" svg:x1="6.341cm" svg:y1="2.286cm" svg:x2="6.341cm" svg:y2="0.467cm"><text:p/></draw:line><draw:line text:anchor-type="paragraph" draw:z-index="25" draw:name="Вертикальная линия 7" draw:style-name="gr1" draw:text-style-name="P11" svg:x1="7.895cm" svg:y1="0.501cm" svg:x2="6.341cm" svg:y2="0.467cm"><text:p/></draw:line></text:p>
      <text:p text:style-name="P1"/>
      <text:p text:style-name="P1"><draw:custom-shape text:anchor-type="paragraph" draw:z-index="17" draw:name="Фигура 10" draw:style-name="gr8" draw:text-style-name="P12" svg:width="2.382cm" svg:height="0.629cm" svg:x="8.128cm" svg:y="0.393cm"><text:p text:style-name="P12"><text:span text:style-name="T18">Условия верны</text:span>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19" draw:name="Вертикальная линия 1" draw:style-name="gr1" draw:text-style-name="P11" svg:x1="9.368cm" svg:y1="0.042cm" svg:x2="9.368cm" svg:y2="0.393cm"><text:p/></draw:line></text:p>
      <text:p text:style-name="P1"><draw:custom-shape text:anchor-type="paragraph" draw:z-index="15" draw:name="Фигура 7" draw:style-name="gr19" draw:text-style-name="P29" svg:width="5.16cm" svg:height="1.505cm" svg:x="9.581cm" svg:y="0.494cm"><text:p text:style-name="P29"><text:span text:style-name="T23">for i in range</text:span></text:p><text:p text:style-name="P29"><text:span text:style-name="T23">(1, number_n + 1)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20" draw:name="Вертикальная линия 2" draw:style-name="gr1" draw:text-style-name="P11" svg:x1="10.509cm" svg:y1="0.109cm" svg:x2="12.112cm" svg:y2="0.109cm"><text:p/></draw:line><draw:line text:anchor-type="paragraph" draw:z-index="21" draw:name="Вертикальная линия 3" draw:style-name="gr1" draw:text-style-name="P11" svg:x1="12.113cm" svg:y1="0.109cm" svg:x2="12.113cm" svg:y2="0.494cm"><text:p/></draw:line><draw:line text:anchor-type="paragraph" draw:z-index="22" draw:name="Вертикальная линия 4" draw:style-name="gr1" draw:text-style-name="P11" svg:x1="7.086cm" svg:y1="0.192cm" svg:x2="8.128cm" svg:y2="0.192cm"><text:p/></draw:line><draw:line text:anchor-type="paragraph" draw:z-index="23" draw:name="Вертикальная линия 5" draw:style-name="gr1" draw:text-style-name="P11" svg:x1="7.086cm" svg:y1="0.192cm" svg:x2="7.086cm" svg:y2="0.704cm"><text:p/></draw:line></text:p>
      <text:p text:style-name="P1"><draw:custom-shape text:anchor-type="paragraph" draw:z-index="16" draw:name="Фигура 9" draw:style-name="gr6" draw:text-style-name="P12" svg:width="2.447cm" svg:height="0.862cm" svg:x="5.218cm" svg:y="0.176cm"><text:p text:style-name="P11"><text:span text:style-name="T18">Попробуйте </text:span></text:p><text:p text:style-name="P11"><text:span text:style-name="T18">снова</text:span></text:p><draw:enhanced-geometry svg:viewBox="0 0 21600 21600" draw:type="rectangle" draw:enhanced-path="M 0 0 L 21600 0 21600 21600 0 21600 0 0 Z N"/></draw:custom-shape></text:p>
      <text:p text:style-name="P1"/>
      <text:p text:style-name="P1"><draw:line text:anchor-type="paragraph" draw:z-index="26" draw:name="Вертикальная линия 8" draw:style-name="gr1" draw:text-style-name="P11" svg:x1="12.162cm" svg:y1="0.416cm" svg:x2="12.162cm" svg:y2="0.942cm"><text:p/></draw:line></text:p>
      <text:p text:style-name="P1"><draw:custom-shape text:anchor-type="paragraph" draw:z-index="18" draw:name="Фигура 8" draw:style-name="gr17" draw:text-style-name="P12" svg:width="1.918cm" svg:height="0.396cm" svg:x="11.104cm" svg:y="0.415cm"><text:p text:style-name="P11"><text:span text:style-name="T18">i <text:s/>= 1 </text:span></text:p><draw:enhanced-geometry svg:viewBox="0 0 21600 21600" draw:type="rectangle" draw:enhanced-path="M 0 0 L 21600 0 21600 21600 0 21600 0 0 Z N"/></draw:custom-shape></text:p>
      <text:p text:style-name="P1"><draw:line text:anchor-type="paragraph" draw:z-index="28" draw:name="Вертикальная линия 9" draw:style-name="gr1" draw:text-style-name="P11" svg:x1="12.146cm" svg:y1="0.282cm" svg:x2="12.146cm" svg:y2="0.624cm"><text:p/></draw:line></text:p>
      <text:p text:style-name="P1"><draw:line text:anchor-type="paragraph" draw:z-index="36" draw:name="Вертикальная линия 13" draw:style-name="gr1" draw:text-style-name="P11" svg:x1="16.33cm" svg:y1="0.517cm" svg:x2="13.635cm" svg:y2="0.533cm"><text:p/></draw:line><draw:custom-shape text:anchor-type="paragraph" draw:z-index="27" draw:name="Фигура 11" draw:style-name="gr15" draw:text-style-name="P22" svg:width="2.962cm" svg:height="0.851cm" svg:x="10.673cm" svg:y="0.099cm"><text:p text:style-name="P22"><text:span text:style-name="T22">i</text:span><text:span text:style-name="T22">&lt;</text:span><text:span text:style-name="T22">=</text:span><text:span text:style-name="T22">N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"><draw:line text:anchor-type="paragraph" draw:z-index="30" draw:name="Вертикальная линия 10" draw:style-name="gr1" draw:text-style-name="P11" svg:x1="12.146cm" svg:y1="0.649cm" svg:x2="12.146cm" svg:y2="0.42cm"><text:p/></draw:line><draw:line text:anchor-type="paragraph" draw:z-index="37" draw:name="Вертикальная линия 14" draw:style-name="gr1" draw:text-style-name="P11" svg:x1="16.346cm" svg:y1="6.323cm" svg:x2="16.33cm" svg:y2="0.005cm"><text:p/></draw:line><draw:line text:anchor-type="paragraph" draw:z-index="47" draw:name="Вертикальная линия 22" draw:style-name="gr1" draw:text-style-name="P11" svg:x1="8.16cm" svg:y1="5.761cm" svg:x2="8.276cm" svg:y2="0.023cm"><text:p/></draw:line><draw:line text:anchor-type="paragraph" draw:z-index="48" draw:name="Вертикальная линия 23" draw:style-name="gr1" draw:text-style-name="P11" svg:x1="10.673cm" svg:y1="0.023cm" svg:x2="8.276cm" svg:y2="0.023cm"><text:p/></draw:line></text:p>
      <text:p text:style-name="P1"><draw:custom-shape text:anchor-type="paragraph" draw:z-index="29" draw:name="Фигура 12" draw:style-name="gr18" draw:text-style-name="P20" svg:width="4.779cm" svg:height="1.505cm" svg:x="9.781cm" svg:y="0.122cm"><text:p text:style-name="P19"><text:span text:style-name="T20">f</text:span><text:span text:style-name="T20">o</text:span><text:span text:style-name="T20">r</text:span><text:span text:style-name="T20"> </text:span><text:span text:style-name="T20">j</text:span><text:span text:style-name="T20"> </text:span><text:span text:style-name="T20">i</text:span><text:span text:style-name="T20">n</text:span><text:span text:style-name="T20"> </text:span><text:span text:style-name="T20">r</text:span><text:span text:style-name="T20">a</text:span><text:span text:style-name="T20">n</text:span><text:span text:style-name="T20">g</text:span><text:span text:style-name="T20">e</text:span><text:span text:style-name="T20">(</text:span><text:span text:style-name="T20">1</text:span><text:span text:style-name="T20">,</text:span><text:span text:style-name="T20"> </text:span><text:span text:style-name="T20">i</text:span><text:span text:style-name="T20"> </text:span><text:span text:style-name="T20">+</text:span><text:span text:style-name="T20"> </text:span><text:span text:style-name="T20">1</text:span><text:span text:style-name="T20">)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"/>
      <text:p text:style-name="P1"/>
      <text:p text:style-name="P1"><draw:line text:anchor-type="paragraph" draw:z-index="34" draw:name="Вертикальная линия 11" draw:style-name="gr1" draw:text-style-name="P11" svg:x1="12.18cm" svg:y1="0.379cm" svg:x2="12.18cm" svg:y2="0.044cm"><text:p/></draw:line><draw:custom-shape text:anchor-type="paragraph" draw:z-index="38" draw:name="Фигура 16" draw:style-name="gr15" draw:text-style-name="P22" svg:width="2.962cm" svg:height="0.851cm" svg:x="10.673cm" svg:y="0.346cm"><text:p text:style-name="P22"><text:span text:style-name="T22">j&lt;=i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"><draw:line text:anchor-type="paragraph" draw:z-index="41" draw:name="Вертикальная линия 17" draw:style-name="gr1" draw:text-style-name="P11" svg:x1="8.904cm" svg:y1="0.296cm" svg:x2="8.888cm" svg:y2="2.182cm"><text:p/></draw:line><draw:line text:anchor-type="paragraph" draw:z-index="42" draw:name="Вертикальная линия 18" draw:style-name="gr1" draw:text-style-name="P11" svg:x1="10.774cm" svg:y1="0.213cm" svg:x2="8.904cm" svg:y2="0.296cm"><text:p/></draw:line></text:p>
      <text:p text:style-name="P1"><draw:line text:anchor-type="paragraph" draw:z-index="35" draw:name="Вертикальная линия 12" draw:style-name="gr1" draw:text-style-name="P11" svg:x1="12.146cm" svg:y1="0.496cm" svg:x2="12.146cm" svg:y2="0.141cm"><text:p/></draw:line><draw:custom-shape text:anchor-type="paragraph" draw:z-index="31" draw:name="Фигура 13" draw:style-name="gr17" draw:text-style-name="P12" svg:width="1.918cm" svg:height="0.396cm" svg:x="11.088cm" svg:y="0.497cm"><text:p text:style-name="P11"><text:span text:style-name="T18">j</text:span><text:span text:style-name="T18"> </text:span><text:span text:style-name="T18"><text:s/></text:span><text:span text:style-name="T18">=</text:span><text:span text:style-name="T18"> </text:span><text:span text:style-name="T18">1</text:span><text:span text:style-name="T18"> </text:span></text:p><draw:enhanced-geometry svg:viewBox="0 0 21600 21600" draw:type="rectangle" draw:enhanced-path="M 0 0 L 21600 0 21600 21600 0 21600 0 0 Z N"/></draw:custom-shape></text:p>
      <text:p text:style-name="P1"><draw:line text:anchor-type="paragraph" draw:z-index="39" draw:name="Вертикальная линия 15" draw:style-name="gr1" draw:text-style-name="P11" svg:x1="12.147cm" svg:y1="0.827cm" svg:x2="12.129cm" svg:y2="0.365cm"><text:p/></draw:line><draw:line text:anchor-type="paragraph" draw:z-index="43" draw:name="Вертикальная линия 19" draw:style-name="gr1" draw:text-style-name="P11" svg:x1="12.146cm" svg:y1="0.828cm" svg:x2="12.146cm" svg:y2="0.473cm"><text:p/></draw:line></text:p>
      <text:p text:style-name="P1"><draw:custom-shape text:anchor-type="paragraph" draw:z-index="32" draw:name="Фигура 14" draw:style-name="gr16" draw:text-style-name="P28" svg:width="2.301cm" svg:height="0.579cm" svg:x="10.804cm" svg:y="0.3cm"><text:p text:style-name="P27"><text:span text:style-name="T20">factorial *= j</text:span></text:p><draw:enhanced-geometry svg:viewBox="0 0 21600 21600" draw:type="rectangle" draw:enhanced-path="M 0 0 L 21600 0 21600 21600 0 21600 0 0 Z N"/></draw:custom-shape></text:p>
      <text:p text:style-name="P1"><draw:line text:anchor-type="paragraph" draw:z-index="40" draw:name="Вертикальная линия 16" draw:style-name="gr1" draw:text-style-name="P11" svg:x1="10.804cm" svg:y1="0.072cm" svg:x2="8.888cm" svg:y2="0.072cm"><text:p/></draw:line><draw:line text:anchor-type="paragraph" draw:z-index="46" draw:name="Вертикальная линия 21" draw:style-name="gr1" draw:text-style-name="P13" svg:x1="12.097cm" svg:y1="0.898cm" svg:x2="12.097cm" svg:y2="0.351cm"><text:p/></draw:line></text:p>
      <text:p text:style-name="P1"><draw:custom-shape text:anchor-type="paragraph" draw:z-index="44" draw:name="Фигура 17" draw:style-name="gr14" draw:text-style-name="P26" svg:width="5.075cm" svg:height="0.579cm" svg:x="9.783cm" svg:y="0.3cm"><text:p text:style-name="P25"><text:span text:style-name="T20">x += (number_x </text:span><text:span text:style-name="T20">** i) / factorial</text:span></text:p><draw:enhanced-geometry svg:viewBox="0 0 21600 21600" draw:type="rectangle" draw:enhanced-path="M 0 0 L 21600 0 21600 21600 0 21600 0 0 Z N"/></draw:custom-shape><draw:line text:anchor-type="paragraph" draw:z-index="45" draw:name="Вертикальная линия 20" draw:style-name="gr1" draw:text-style-name="P11" svg:x1="8.16cm" svg:y1="0.487cm" svg:x2="9.783cm" svg:y2="0.487cm"><text:p/></draw:line></text:p>
      <text:p text:style-name="P1"><draw:custom-shape text:anchor-type="paragraph" draw:z-index="49" draw:name="Фигура 18" draw:style-name="gr13" draw:text-style-name="P26" svg:width="3.308cm" svg:height="0.579cm" svg:x="14.314cm" svg:y="0.512cm"><text:p text:style-name="P25"><text:span text:style-name="T20">Вывести результат</text:span></text:p><draw:enhanced-geometry svg:viewBox="0 0 21600 21600" draw:type="rectangle" draw:enhanced-path="M 0 0 L 21600 0 21600 21600 0 21600 0 0 Z N"/></draw:custom-shape></text:p>
      <text:p text:style-name="P1"/>
      <text:p text:style-name="P1"><draw:custom-shape text:anchor-type="paragraph" draw:z-index="33" draw:name="Фигура 15" draw:style-name="gr2" draw:text-style-name="P12" svg:width="1.47cm" svg:height="0.583cm" svg:x="15.572cm" svg:y="0.453cm"><text:p text:style-name="P12"><text:span text:style-name="T18">К</text:span><text:span text:style-name="T18">о</text:span><text:span text:style-name="T18">н</text:span><text:span text:style-name="T18">е</text:span><text:span text:style-name="T18">ц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50" draw:name="Вертикальная линия 24" draw:style-name="gr1" draw:text-style-name="P11" svg:x1="16.313cm" svg:y1="0.453cm" svg:x2="16.297cm" svg:y2="0.035cm"><text:p/></draw:line></text:p>
      <text:p text:style-name="P1"/>
      <text:p text:style-name="P5"><text:soft-page-break/>2.</text:p>
      <text:p text:style-name="P1"><draw:custom-shape text:anchor-type="paragraph" draw:z-index="84" draw:name="Фигура 36" draw:style-name="gr2" draw:text-style-name="P12" svg:width="1.47cm" svg:height="0.583cm" svg:x="6.969cm" svg:y="0.189cm"><text:p text:style-name="P12"><text:span text:style-name="T18">Н</text:span><text:span text:style-name="T18">а</text:span><text:span text:style-name="T18">ч</text:span><text:span text:style-name="T18">а</text:span><text:span text:style-name="T18">л</text:span><text:span text:style-name="T18">о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><draw:line text:anchor-type="paragraph" draw:z-index="55" draw:name="Линия 10" draw:style-name="gr1" draw:text-style-name="P11" svg:x1="7.657cm" svg:y1="0.243cm" svg:x2="7.682cm" svg:y2="0.702cm"><text:p/></draw:line></text:p>
      <text:p text:style-name="P3"><draw:custom-shape text:anchor-type="paragraph" draw:z-index="51" draw:name="Фигура 19" draw:style-name="gr12" draw:text-style-name="P24" svg:width="2.613cm" svg:height="0.613cm" svg:x="6.308cm" svg:y="0.175cm"><text:p text:style-name="P24"><text:span text:style-name="T18">Ввод чисел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3"><draw:line text:anchor-type="paragraph" draw:z-index="56" draw:name="Линия 11" draw:style-name="gr1" draw:text-style-name="P11" svg:x1="7.615cm" svg:y1="0.259cm" svg:x2="7.631cm" svg:y2="0.541cm"><text:p/></draw:line></text:p>
      <text:p text:style-name="P3"><draw:custom-shape text:anchor-type="paragraph" draw:z-index="52" draw:name="Фигура 20" draw:style-name="gr11" draw:text-style-name="P23" svg:width="3.208cm" svg:height="1.207cm" svg:x="6.029cm" svg:y="0.014cm"><text:p text:style-name="P23"><text:span text:style-name="T22">Обработка </text:span></text:p><text:p text:style-name="P23"><text:span text:style-name="T22">исключений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3"><draw:line text:anchor-type="paragraph" draw:z-index="63" draw:name="Линия 17" draw:style-name="gr1" draw:text-style-name="P11" svg:x1="5.283cm" svg:y1="0.113cm" svg:x2="5.267cm" svg:y2="1.967cm"><text:p/></draw:line><draw:line text:anchor-type="paragraph" draw:z-index="64" draw:name="Линия 18" draw:style-name="gr1" draw:text-style-name="P11" svg:x1="5.267cm" svg:y1="0.113cm" svg:x2="6.029cm" svg:y2="0.099cm"><text:p/></draw:line></text:p>
      <text:p text:style-name="P3"><draw:line text:anchor-type="paragraph" draw:z-index="58" draw:name="Линия 13" draw:style-name="gr1" draw:text-style-name="P11" svg:x1="7.633cm" svg:y1="0.166cm" svg:x2="7.615cm" svg:y2="0.776cm"><text:p/></draw:line></text:p>
      <text:p text:style-name="P3"><draw:line text:anchor-type="paragraph" draw:z-index="57" draw:name="Линия 12" draw:style-name="gr1" draw:text-style-name="P11" svg:x1="8.789cm" svg:y1="0.497cm" svg:x2="9.368cm" svg:y2="0.497cm"><text:p/></draw:line><draw:custom-shape text:anchor-type="paragraph" draw:z-index="59" draw:name="Фигура 23" draw:style-name="gr8" draw:text-style-name="P12" svg:width="2.382cm" svg:height="0.629cm" svg:x="6.408cm" svg:y="0.249cm"><text:p text:style-name="P12"><text:span text:style-name="T18">Условия верны</text:span></text:p><draw:enhanced-geometry svg:viewBox="0 0 21600 21600" draw:type="rectangle" draw:enhanced-path="M 0 0 L 21600 0 21600 21600 0 21600 0 0 Z N"/></draw:custom-shape><draw:line text:anchor-type="paragraph" draw:z-index="60" draw:name="Линия 14" draw:style-name="gr1" draw:text-style-name="P11" svg:x1="9.368cm" svg:y1="1.024cm" svg:x2="9.368cm" svg:y2="0.497cm"><text:p/></draw:line><draw:line text:anchor-type="paragraph" draw:z-index="61" draw:name="Линия 15" draw:style-name="gr1" draw:text-style-name="P11" svg:x1="5.83cm" svg:y1="0.515cm" svg:x2="6.409cm" svg:y2="0.515cm"><text:p/></draw:line><draw:line text:anchor-type="paragraph" draw:z-index="62" draw:name="Линия 16" draw:style-name="gr1" draw:text-style-name="P11" svg:x1="5.83cm" svg:y1="0.912cm" svg:x2="5.83cm" svg:y2="0.515cm"><text:p/></draw:line></text:p>
      <text:p text:style-name="P3"><draw:custom-shape text:anchor-type="paragraph" draw:z-index="53" draw:name="Фигура 21" draw:style-name="gr10" draw:text-style-name="P22" svg:width="2.962cm" svg:height="1.126cm" svg:x="7.895cm" svg:y="0.499cm"><text:p text:style-name="P22"><text:span text:style-name="T22">Если</text:span></text:p><text:p text:style-name="P22"><text:span text:style-name="T22">a&lt;b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54" draw:name="Фигура 22" draw:style-name="gr9" draw:text-style-name="P21" svg:width="1.638cm" svg:height="0.678cm" svg:x="4.473cm" svg:y="0.385cm"><text:p text:style-name="P21"><text:span text:style-name="T21">ValueError</text:span></text:p><draw:enhanced-geometry svg:viewBox="0 0 21600 21600" draw:type="rectangle" draw:enhanced-path="M 0 0 L 21600 0 21600 21600 0 21600 0 0 Z N"/></draw:custom-shape></text:p>
      <text:p text:style-name="P3"><draw:line text:anchor-type="paragraph" draw:z-index="73" draw:name="Вертикальная линия 31" draw:style-name="gr1" draw:text-style-name="P11" svg:x1="7.895cm" svg:y1="0.501cm" svg:x2="5.523cm" svg:y2="0.677cm"><text:p/></draw:line><draw:line text:anchor-type="paragraph" draw:z-index="68" draw:name="Вертикальная линия 25" draw:style-name="gr1" draw:text-style-name="P11" svg:x1="10.776cm" svg:y1="0.508cm" svg:x2="12.023cm" svg:y2="0.527cm"><text:p/></draw:line><draw:line text:anchor-type="paragraph" draw:z-index="70" draw:name="Вертикальная линия 28" draw:style-name="gr1" draw:text-style-name="P11" svg:x1="12.062cm" svg:y1="1.547cm" svg:x2="12.023cm" svg:y2="0.508cm"><text:p/></draw:line></text:p>
      <text:p text:style-name="P3"><draw:line text:anchor-type="paragraph" draw:z-index="72" draw:name="Вертикальная линия 30" draw:style-name="gr1" draw:text-style-name="P11" svg:x1="5.523cm" svg:y1="3.403cm" svg:x2="5.523cm" svg:y2="0.15cm"><text:p/></draw:line></text:p>
      <text:p text:style-name="P3"><draw:custom-shape text:anchor-type="paragraph" draw:z-index="65" draw:name="Фигура 24" draw:style-name="gr7" draw:text-style-name="P20" svg:width="3.458cm" svg:height="1.172cm" svg:x="10.366cm" svg:y="0.492cm"><text:p text:style-name="P19"><text:span text:style-name="T20">while a &lt;= b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3"/>
      <text:p text:style-name="P3"><draw:line text:anchor-type="paragraph" draw:z-index="71" draw:name="Вертикальная линия 29" draw:style-name="gr1" draw:text-style-name="P11" svg:x1="9.83cm" svg:y1="0.005cm" svg:x2="9.83cm" svg:y2="3.482cm"><text:p/></draw:line><draw:line text:anchor-type="paragraph" draw:z-index="80" draw:name="Вертикальная линия 41" draw:style-name="gr1" draw:text-style-name="P11" svg:x1="9.83cm" svg:y1="0.005cm" svg:x2="10.419cm" svg:y2="0.005cm"><text:p/></draw:line><draw:line text:anchor-type="paragraph" draw:z-index="79" draw:name="Вертикальная линия 38" draw:style-name="gr1" draw:text-style-name="P11" svg:x1="14.537cm" svg:y1="0.042cm" svg:x2="13.824cm" svg:y2="0.005cm"><text:p/></draw:line><draw:line text:anchor-type="paragraph" draw:z-index="83" draw:name="Вертикальная линия 48" draw:style-name="gr1" draw:text-style-name="P11" svg:x1="14.536cm" svg:y1="4.843cm" svg:x2="14.536cm" svg:y2="0.042cm"><text:p/></draw:line></text:p>
      <text:p text:style-name="P3"><draw:line text:anchor-type="paragraph" draw:z-index="69" draw:name="Вертикальная линия 26" draw:style-name="gr1" draw:text-style-name="P11" svg:x1="12.058cm" svg:y1="0.081cm" svg:x2="12.062cm" svg:y2="0.593cm"><text:p/></draw:line></text:p>
      <text:p text:style-name="P3"><draw:custom-shape text:anchor-type="paragraph" draw:z-index="67" draw:name="Фигура 27" draw:style-name="gr5" draw:text-style-name="P17" svg:width="2.306cm" svg:height="0.597cm" svg:x="10.723cm" svg:y="0.065cm"><text:p text:style-name="P18"><text:span text:style-name="T20">print(str(a)*k)</text:span><text:span text:style-name="T18"> </text:span></text:p><draw:enhanced-geometry svg:viewBox="0 0 21600 21600" draw:type="rectangle" draw:enhanced-path="M 0 0 L 21600 0 21600 21600 0 21600 0 0 Z N"/></draw:custom-shape></text:p>
      <text:p text:style-name="P3"><draw:custom-shape text:anchor-type="paragraph" draw:z-index="66" draw:name="Фигура 25" draw:style-name="gr6" draw:text-style-name="P12" svg:width="2.447cm" svg:height="0.862cm" svg:x="4.725cm" svg:y="0.238cm"><text:p text:style-name="P11"><text:span text:style-name="T18">Попробуйте </text:span></text:p><text:p text:style-name="P11"><text:span text:style-name="T18">снова</text:span></text:p><draw:enhanced-geometry svg:viewBox="0 0 21600 21600" draw:type="rectangle" draw:enhanced-path="M 0 0 L 21600 0 21600 21600 0 21600 0 0 Z N"/></draw:custom-shape><draw:line text:anchor-type="paragraph" draw:z-index="74" draw:name="Вертикальная линия 34" draw:style-name="gr1" draw:text-style-name="P11" svg:x1="12.005cm" svg:y1="0.536cm" svg:x2="12.005cm" svg:y2="0.206cm"><text:p/></draw:line></text:p>
      <text:p text:style-name="P3"><draw:custom-shape text:anchor-type="paragraph" draw:z-index="75" draw:name="Фигура 30" draw:style-name="gr4" draw:text-style-name="P17" svg:width="1.541cm" svg:height="0.588cm" svg:x="11.049cm" svg:y="0.009cm"><text:p text:style-name="P16"><text:span text:style-name="T20">a</text:span><text:span text:style-name="T20"> </text:span><text:span text:style-name="T20">+</text:span><text:span text:style-name="T20">=</text:span><text:span text:style-name="T20"> </text:span><text:span text:style-name="T20">1</text:span><text:span text:style-name="T18"> </text:span></text:p><draw:enhanced-geometry svg:viewBox="0 0 21600 21600" draw:type="rectangle" draw:enhanced-path="M 0 0 L 21600 0 21600 21600 0 21600 0 0 Z N"/></draw:custom-shape></text:p>
      <text:p text:style-name="P3"><draw:custom-shape text:anchor-type="paragraph" draw:z-index="76" draw:name="Фигура 31" draw:style-name="gr3" draw:text-style-name="P15" svg:width="1.579cm" svg:height="0.579cm" svg:x="11.049cm" svg:y="0.512cm"><text:p text:style-name="P14"><text:span text:style-name="T19">k += 1</text:span></text:p><draw:enhanced-geometry svg:viewBox="0 0 21600 21600" draw:type="rectangle" draw:enhanced-path="M 0 0 L 21600 0 21600 21600 0 21600 0 0 Z N"/></draw:custom-shape><draw:line text:anchor-type="paragraph" draw:z-index="78" draw:name="Вертикальная линия 35" draw:style-name="gr1" draw:text-style-name="P11" svg:x1="11.853cm" svg:y1="0.549cm" svg:x2="11.858cm" svg:y2="0.069cm"><text:p/></draw:line><draw:line text:anchor-type="paragraph" draw:z-index="82" draw:name="Вертикальная линия 47" draw:style-name="gr1" draw:text-style-name="P11" svg:x1="5.787cm" svg:y1="0.044cm" svg:x2="5.768cm" svg:y2="2.055cm"><text:p/></draw:line></text:p>
      <text:p text:style-name="P3"><draw:line text:anchor-type="paragraph" draw:z-index="81" draw:name="Вертикальная линия 45" draw:style-name="gr1" draw:text-style-name="P13" svg:x1="11.049cm" svg:y1="0.318cm" svg:x2="9.83cm" svg:y2="0.318cm"><text:p/></draw:line></text:p>
      <text:p text:style-name="P3"/>
      <text:p text:style-name="P3"><draw:line text:anchor-type="paragraph" draw:z-index="85" draw:name="Вертикальная линия 27" draw:style-name="gr1" draw:text-style-name="P11" svg:x1="5.787cm" svg:y1="0.473cm" svg:x2="14.536cm" svg:y2="0.625cm"><text:p/></draw:line></text:p>
      <text:p text:style-name="P3"><draw:line text:anchor-type="paragraph" draw:z-index="86" draw:name="Вертикальная линия 32" draw:style-name="gr1" draw:text-style-name="P11" svg:x1="9.945cm" svg:y1="0.097cm" svg:x2="9.945cm" svg:y2="1.097cm"><text:p/></draw:line></text:p>
      <text:p text:style-name="P3"/>
      <text:p text:style-name="P3"><draw:custom-shape text:anchor-type="paragraph" draw:z-index="77" draw:name="Фигура 32" draw:style-name="gr2" draw:text-style-name="P12" svg:width="1.47cm" svg:height="0.583cm" svg:x="9.204cm" svg:y="0.046cm"><text:p text:style-name="P12"><text:span text:style-name="T18">К</text:span><text:span text:style-name="T18">о</text:span><text:span text:style-name="T18">н</text:span><text:span text:style-name="T18">е</text:span><text:span text:style-name="T18">ц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1"/>
      <text:p text:style-name="P1"/>
      <text:p text:style-name="P1"/>
      <text:p text:style-name="P1">Текст программы:</text:p>
      <text:p text:style-name="P2"><text:span text:style-name="T9">#1. Дано вещественное число X и целое число N (&gt; 0). Найти значение выражения 1 + X + X^2/(2!) + ... + X^N/(N!) (N! = 12 ...N). Полученное число является приближенным</text:span><text:line-break/><text:span text:style-name="T9">#значением функции exp в точке X.</text:span><text:line-break/><text:span text:style-name="T10">number_x = </text:span><text:span text:style-name="T11">input</text:span><text:span text:style-name="T10">(</text:span><text:span text:style-name="T12">"Введите вещественное число:"</text:span><text:span text:style-name="T10">)</text:span><text:line-break/><text:span text:style-name="T13">while </text:span><text:span text:style-name="T11">type</text:span><text:span text:style-name="T10">(number_x) != </text:span><text:span text:style-name="T11">float</text:span><text:span text:style-name="T10">: <text:s text:c="21"/></text:span><text:span text:style-name="T9"># обработка исключений</text:span><text:line-break/><text:span text:style-name="T9"> <text:s text:c="3"/></text:span><text:span text:style-name="T13">try</text:span><text:span text:style-name="T10">:</text:span><text:line-break/><text:span text:style-name="T10"> <text:s text:c="7"/>number_x = </text:span><text:span text:style-name="T11">float</text:span><text:span text:style-name="T10">(number_x)</text:span><text:line-break/><text:span text:style-name="T10"> <text:s text:c="3"/></text:span><text:span text:style-name="T13">except </text:span><text:span text:style-name="T11">ValueError</text:span><text:span text:style-name="T10">:</text:span><text:line-break/><text:span text:style-name="T10"> <text:s text:c="6"/></text:span><text:span text:style-name="T11">print</text:span><text:span text:style-name="T10">(</text:span><text:span text:style-name="T12">"Неправильно ввели!"</text:span><text:span text:style-name="T10">)</text:span><text:line-break/><text:span text:style-name="T10"> <text:s text:c="6"/>number_x = </text:span><text:span text:style-name="T11">input</text:span><text:span text:style-name="T10">(</text:span><text:span text:style-name="T12">"Введите вещественное число: "</text:span><text:span text:style-name="T10">)</text:span><text:line-break/><text:line-break/><text:span text:style-name="T10">number_n = </text:span><text:span text:style-name="T11">input</text:span><text:span text:style-name="T10">(</text:span><text:span text:style-name="T12">"Введите целое число:"</text:span><text:span text:style-name="T10">)</text:span><text:line-break/><text:span text:style-name="T13">while </text:span><text:span text:style-name="T11">type</text:span><text:span text:style-name="T10">(number_n) != </text:span><text:span text:style-name="T11">int</text:span><text:span text:style-name="T10">: <text:s text:c="23"/></text:span><text:span text:style-name="T9"># обработка исключений</text:span><text:line-break/><text:span text:style-name="T9"> <text:s text:c="3"/></text:span><text:span text:style-name="T13">try</text:span><text:span text:style-name="T10">:</text:span><text:line-break/><text:span text:style-name="T10"> <text:s text:c="7"/>number_n = </text:span><text:span text:style-name="T11">int</text:span><text:span text:style-name="T10">(number_n)</text:span><text:line-break/><text:span text:style-name="T10"> <text:s text:c="3"/></text:span><text:span text:style-name="T13">except </text:span><text:span text:style-name="T11">ValueError</text:span><text:span text:style-name="T10">:</text:span><text:line-break/><text:span text:style-name="T10"> <text:s text:c="6"/></text:span><text:span text:style-name="T11">print</text:span><text:span text:style-name="T10">(</text:span><text:span text:style-name="T12">"Неправильно ввели!"</text:span><text:span text:style-name="T10">)</text:span><text:line-break/><text:span text:style-name="T10"> <text:s text:c="6"/>number_n = </text:span><text:span text:style-name="T11">input</text:span><text:span text:style-name="T10">(</text:span><text:span text:style-name="T12">"Введите целое число: "</text:span><text:span text:style-name="T10">)</text:span><text:line-break/><text:span text:style-name="T13">while </text:span><text:span text:style-name="T10">number_n &lt; </text:span><text:span text:style-name="T14">0</text:span><text:span text:style-name="T10">:</text:span><text:line-break/><text:soft-page-break/><text:span text:style-name="T10"> <text:s text:c="3"/></text:span><text:span text:style-name="T11">print</text:span><text:span text:style-name="T10">(</text:span><text:span text:style-name="T12">"Вы ввели отрицательное число! Попробуйте снова!"</text:span><text:span text:style-name="T10">)</text:span><text:line-break/><text:span text:style-name="T10"> <text:s text:c="3"/>number_n = </text:span><text:span text:style-name="T11">int</text:span><text:span text:style-name="T10">(</text:span><text:span text:style-name="T11">input</text:span><text:span text:style-name="T10">(</text:span><text:span text:style-name="T12">"Введите целое число: "</text:span><text:span text:style-name="T10">))</text:span><text:line-break/><text:span text:style-name="T10">x = </text:span><text:span text:style-name="T14">1</text:span><text:line-break/><text:span text:style-name="T10">factorial = </text:span><text:span text:style-name="T14">1</text:span><text:line-break/><text:span text:style-name="T13">for </text:span><text:span text:style-name="T10">i </text:span><text:span text:style-name="T13">in </text:span><text:span text:style-name="T11">range</text:span><text:span text:style-name="T10">(</text:span><text:span text:style-name="T14">1</text:span><text:span text:style-name="T13">, </text:span><text:span text:style-name="T10">number_n + </text:span><text:span text:style-name="T14">1</text:span><text:span text:style-name="T10">):</text:span><text:line-break/><text:span text:style-name="T10"> <text:s text:c="3"/></text:span><text:span text:style-name="T13">for </text:span><text:span text:style-name="T10">j </text:span><text:span text:style-name="T13">in </text:span><text:span text:style-name="T11">range</text:span><text:span text:style-name="T10">(</text:span><text:span text:style-name="T14">1</text:span><text:span text:style-name="T13">, </text:span><text:span text:style-name="T10">i + </text:span><text:span text:style-name="T14">1</text:span><text:span text:style-name="T10">):</text:span><text:line-break/><text:span text:style-name="T10"> <text:s text:c="7"/>factorial *= j</text:span><text:line-break/><text:span text:style-name="T10"> <text:s text:c="3"/>x += (number_x ** i) / factorial</text:span><text:line-break/><text:span text:style-name="T11">print</text:span><text:span text:style-name="T10">(x)</text:span><text:line-break/></text:p>
      <text:p text:style-name="P10">Протокол работы программы:</text:p>
      <text:p text:style-name="P7">Введите вещественное число:2</text:p>
      <text:p text:style-name="P7">Введите целое число:-1</text:p>
      <text:p text:style-name="P7">Вы ввели отрицательное число! Попробуйте снова!</text:p>
      <text:p text:style-name="P7">Введите целое число: 2</text:p>
      <text:p text:style-name="P7">5.0</text:p>
      <text:p text:style-name="P7"/>
      <text:p text:style-name="P7">Process finished with exit code 0</text:p>
      <text:p text:style-name="P1"/>
      <text:p text:style-name="P2"><text:span text:style-name="T9">#2. Даны целые положительные числа A и B (A &lt; B). Вывести все целые числа от A до</text:span><text:line-break/><text:span text:style-name="T9">#B включительно; при этом каждое число должно выводиться столько раз, каково его</text:span><text:line-break/><text:span text:style-name="T9">#значение (например, число 3 выводится 3 раза).</text:span><text:line-break/><text:span text:style-name="T10">a</text:span><text:span text:style-name="T13">, </text:span><text:span text:style-name="T10">b = </text:span><text:span text:style-name="T11">input</text:span><text:span text:style-name="T10">(</text:span><text:span text:style-name="T12">"Введите первое число: "</text:span><text:span text:style-name="T10">)</text:span><text:span text:style-name="T13">, </text:span><text:span text:style-name="T11">input</text:span><text:span text:style-name="T10">(</text:span><text:span text:style-name="T12">"Введите второе число: "</text:span><text:span text:style-name="T10">)</text:span><text:line-break/><text:span text:style-name="T13">while </text:span><text:span text:style-name="T11">type</text:span><text:span text:style-name="T10">(a) != </text:span><text:span text:style-name="T11">int</text:span><text:span text:style-name="T10">: </text:span><text:span text:style-name="T9"># обработка исключений</text:span><text:line-break/><text:span text:style-name="T9"> <text:s text:c="3"/></text:span><text:span text:style-name="T13">try</text:span><text:span text:style-name="T10">:</text:span><text:line-break/><text:span text:style-name="T10"> <text:s text:c="7"/>a = </text:span><text:span text:style-name="T11">int</text:span><text:span text:style-name="T10">(a)</text:span><text:line-break/><text:span text:style-name="T10"> <text:s text:c="3"/></text:span><text:span text:style-name="T13">except </text:span><text:span text:style-name="T11">ValueError</text:span><text:span text:style-name="T10">:</text:span><text:line-break/><text:span text:style-name="T10"> <text:s text:c="7"/></text:span><text:span text:style-name="T11">print</text:span><text:span text:style-name="T10">(</text:span><text:span text:style-name="T12">"Неправильно ввели!"</text:span><text:span text:style-name="T10">)</text:span><text:line-break/><text:span text:style-name="T10"> <text:s text:c="7"/>a = </text:span><text:span text:style-name="T11">input</text:span><text:span text:style-name="T10">(</text:span><text:span text:style-name="T12">"Введите первое число: "</text:span><text:span text:style-name="T10">)</text:span><text:line-break/><text:span text:style-name="T13">while </text:span><text:span text:style-name="T11">type</text:span><text:span text:style-name="T10">(b) != </text:span><text:span text:style-name="T11">int</text:span><text:span text:style-name="T10">: </text:span><text:span text:style-name="T9"># обработка исключений</text:span><text:line-break/><text:span text:style-name="T9"> <text:s text:c="3"/></text:span><text:span text:style-name="T13">try</text:span><text:span text:style-name="T10">:</text:span><text:line-break/><text:span text:style-name="T10"> <text:s text:c="7"/>b = </text:span><text:span text:style-name="T11">int</text:span><text:span text:style-name="T10">(b)</text:span><text:line-break/><text:span text:style-name="T10"> <text:s text:c="3"/></text:span><text:span text:style-name="T13">except </text:span><text:span text:style-name="T11">ValueError</text:span><text:span text:style-name="T10">:</text:span><text:line-break/><text:span text:style-name="T10"> <text:s text:c="7"/></text:span><text:span text:style-name="T11">print</text:span><text:span text:style-name="T10">(</text:span><text:span text:style-name="T12">"Неправильно ввели!"</text:span><text:span text:style-name="T10">)</text:span><text:line-break/><text:span text:style-name="T10"> <text:s text:c="7"/>b = </text:span><text:span text:style-name="T11">input</text:span><text:span text:style-name="T10">(</text:span><text:span text:style-name="T12">"Введите второе число: "</text:span><text:span text:style-name="T10">)</text:span><text:line-break/><text:span text:style-name="T13">if </text:span><text:span text:style-name="T10">a &lt; b:</text:span><text:line-break/><text:span text:style-name="T10"> <text:s text:c="3"/>k = a</text:span><text:line-break/><text:span text:style-name="T10"> <text:s text:c="3"/></text:span><text:span text:style-name="T13">while </text:span><text:span text:style-name="T10">a &lt;= b:</text:span><text:line-break/><text:span text:style-name="T10"> <text:s text:c="7"/></text:span><text:span text:style-name="T11">print</text:span><text:span text:style-name="T10">(</text:span><text:span text:style-name="T11">str</text:span><text:span text:style-name="T10">(a)*k)</text:span><text:line-break/><text:span text:style-name="T10"> <text:s text:c="7"/>a += </text:span><text:span text:style-name="T14">1</text:span><text:line-break/><text:span text:style-name="T14"> <text:s text:c="7"/></text:span><text:span text:style-name="T10">k += </text:span><text:span text:style-name="T14">1</text:span><text:line-break/><text:span text:style-name="T13">else</text:span><text:span text:style-name="T10">:</text:span><text:line-break/><text:span text:style-name="T10"> <text:s text:c="3"/></text:span><text:span text:style-name="T11">print</text:span><text:span text:style-name="T10">(</text:span><text:span text:style-name="T12">"Ошибка! Попробуйте снова!"</text:span><text:span text:style-name="T10">)</text:span></text:p>
      <text:p text:style-name="P10">Протокол работы программы:</text:p>
      <text:p text:style-name="P7">Введите первое число: 5</text:p>
      <text:p text:style-name="P7">Введите второе число: 9</text:p>
      <text:p text:style-name="P7">55555</text:p>
      <text:p text:style-name="P7">666666</text:p>
      <text:p text:style-name="P7">7777777</text:p>
      <text:p text:style-name="P7">88888888</text:p>
      <text:p text:style-name="P7">999999999</text:p>
      <text:p text:style-name="P7"><text:soft-page-break/></text:p>
      <text:p text:style-name="P7">Process finished with exit code 0</text:p>
      <text:p text:style-name="P8"><text:span text:style-name="T15">Вывод:</text:span><text:span text:style-name="T16"> в процессе выполнения практического занятия выработала навыки составления программ структуры с ветвлениями </text:span>в IDE PyCharm Community. Были использованы языковые конструкции if, <text:span text:style-name="T17">цикл for, </text:span><text:span text:style-name="T8">while,</text:span><text:span text:style-name="T17"> проверка условий и</text:span> математические операции.</text:p>
      <text:p text:style-name="P1">Выполнены разработка кода, отладка, тестирование, оптимизация программного кода. Готовые программные коды выложены на GitHub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" svg:font-family="" style:font-family-generic="roman"/>
    <style:font-face style:name="JetBrains Mono" svg:font-family="'JetBrains Mono'" style:font-family-generic="modern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3-11-16T19:25:57.344018402</dc:date>
    <meta:editing-cycles>2</meta:editing-cycles>
    <meta:editing-duration>PT6M4S</meta:editing-duration>
    <meta:document-statistic meta:table-count="0" meta:image-count="0" meta:object-count="0" meta:page-count="4" meta:paragraph-count="31" meta:word-count="462" meta:character-count="3263" meta:non-whitespace-character-count="2600"/>
    <meta:user-defined meta:name="Поле 1"/>
    <meta:user-defined meta:name="Поле 2"/>
    <meta:user-defined meta:name="Поле 3"/>
    <meta:user-defined meta:name="Поле 4"/>
  </office:meta>
</office:document-meta>
</file>